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b8df1"/>
    </style:style>
    <style:style style:name="P2" style:family="paragraph" style:parent-style-name="Standard">
      <style:text-properties officeooo:paragraph-rsid="000b8df1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b8df1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0b8df1"/>
    </style:style>
    <style:style style:name="P10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2pt" style:font-size-asian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0b8df1" style:font-size-asian="12pt" style:font-weight-asian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Dichiarazione sostitutiva di certificazione </text:p>
      <text:p text:style-name="P13">(Art. 46 T.U. 28-12-2000 n.445)</text:p>
      <text:p text:style-name="P3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9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4">consapevole delle sanzioni penali, nel caso di dichiarazioni non veritiere, di formazione o uso di atti falsi, richiamate dall'art.76 del D.P.R. 445 del 28 Dicembre 2000</text:p>
      <text:p text:style-name="P3"/>
      <text:p text:style-name="P13">DICHIARO</text:p>
      <text:p text:style-name="P4"/>
      <text:p text:style-name="P3">che <text:s/>. . . . . . . . . . . . . . . . . . . . . . . . . . . . . . . . . . . . . . . . . . . . . . . . . . . . . . </text:p>
      <text:p text:style-name="P3">nato/a a <text:s/>. . . . . . . . . . . . . . . . . . . . . . . . . . . . . . . . . . <text:s text:c="2"/>il <text:s text:c="2"/>. . . . . . . . . . . . .</text:p>
      <text:p text:style-name="P3">già residente in <text:s/>. . . . . . . . . . . . . . . . . . . . . . . , <text:s/>a me unito/a dal seguente</text:p>
      <text:p text:style-name="P6"><text:span text:style-name="T2">rapporto: <text:s/>. . . . . . . . . . . . . . . . . . . </text:span><text:span text:style-name="T4">(specificare il rapperto di parentela)</text:span><text:span text:style-name="T2"> è morto/a in <text:s/>. . . . . . . . . . . . . . . . . . . .</text:span></text:p>
      <text:p text:style-name="P3">. . . . . . . . . . . . . . . . . . . . . <text:s text:c="2"/>il <text:s text:c="2"/>. . . . . . . . . . . . . . .</text:p>
      <text:p text:style-name="P3"/>
      <text:p text:style-name="P14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0"/>
      <text:p text:style-name="P10"/>
      <text:p text:style-name="P3"/>
      <text:p text:style-name="P7"><text:span text:style-name="T3">……………………………, <text:s/></text:span><text:span text:style-name="T6">li <text:s/>{%= @data %}</text:span></text:p>
      <text:p text:style-name="P6"><text:span text:style-name="T2"><text:s text:c="18"/></text:span><text:span text:style-name="T4">(luogo)</text:span></text:p>
      <text:p text:style-name="P6"/>
      <text:p text:style-name="P6"/>
      <text:p text:style-name="P17"/>
      <text:p text:style-name="P16"><text:tab/>………………………………</text:p>
      <text:p text:style-name="P5"/>
      <text:p text:style-name="P5"><text:tab/>(firma non autenticata)</text:p>
      <text:p text:style-name="P4"/>
      <text:p text:style-name="P19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5-09-29T10:02:49.086103000</meta:creation-date>
    <meta:editing-cycles>2</meta:editing-cycles>
    <meta:editing-duration>PT11S</meta:editing-duration>
    <dc:date>2015-09-29T10:02:51.287387000</dc:date>
    <meta:document-statistic meta:table-count="0" meta:image-count="0" meta:object-count="0" meta:page-count="1" meta:paragraph-count="18" meta:word-count="380" meta:character-count="1731" meta:non-whitespace-character-count="1322"/>
  </office:meta>
</office:document-meta>
</file>